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HttpMessageConverterCase2Test.test8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.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Case2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fastJsonView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Case2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HttpMessageConverterCase2Test.test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